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language="en" fo:country="GB"/>
    </style:style>
    <style:style style:name="P2" style:family="paragraph" style:parent-style-name="Normal">
      <style:paragraph-properties fo:text-align="justify" style:justify-single-word="false" fo:hyphenation-ladder-count="no-limit"/>
      <style:text-properties fo:language="en" fo:country="GB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fo:hyphenate="false" loext:hyphenation-no-caps="false"/>
    </style:style>
    <style:style style:name="P3" style:family="paragraph" style:parent-style-name="Normal">
      <style:paragraph-properties fo:line-height="150%"/>
      <style:text-properties fo:language="en" fo:country="GB"/>
    </style:style>
    <style:style style:name="P4" style:family="paragraph" style:parent-style-name="Normal">
      <style:paragraph-properties fo:text-align="justify" style:justify-single-word="false" fo:hyphenation-ladder-count="no-limit"/>
      <style:text-properties fo:language="en" fo:country="GB" fo:font-weight="bold" style:font-weight-asian="bold" fo:hyphenate="false" loext:hyphenation-no-caps="false"/>
    </style:style>
    <style:style style:name="P5" style:family="paragraph" style:parent-style-name="Normal">
      <style:paragraph-properties fo:text-align="justify" style:justify-single-word="false" fo:hyphenation-ladder-count="no-limit"/>
      <style:text-properties fo:language="en" fo:country="GB" fo:hyphenate="false" loext:hyphenation-no-caps="false"/>
    </style:style>
    <style:style style:name="P6" style:family="paragraph" style:parent-style-name="Párrafo_20_de_20_lista">
      <style:paragraph-properties fo:margin-left="0cm" fo:margin-right="0cm" fo:text-align="justify" style:justify-single-word="false" fo:hyphenation-ladder-count="no-limit" fo:text-indent="-0.519cm" style:auto-text-indent="false"/>
      <style:text-properties fo:language="en" fo:country="GB" fo:hyphenate="false" loext:hyphenation-no-caps="false"/>
    </style:style>
    <style:style style:name="P7" style:family="paragraph" style:parent-style-name="Normal" style:master-page-name="MP0">
      <style:paragraph-properties fo:text-align="justify" style:justify-single-word="false" fo:hyphenation-ladder-count="no-limit" style:page-number="auto" fo:break-before="page"/>
      <style:text-properties fo:language="en" fo:country="GB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fo:hyphenate="false" loext:hyphenation-no-caps="false"/>
    </style:style>
    <style:style style:name="P8" style:family="paragraph" style:parent-style-name="Normal">
      <style:paragraph-properties fo:line-height="150%"/>
    </style:style>
    <style:style style:name="P9" style:family="paragraph" style:parent-style-name="Párrafo_20_de_20_lista">
      <style:paragraph-properties fo:text-align="justify" style:justify-single-word="false" fo:hyphenation-ladder-count="no-limit"/>
      <style:text-properties fo:language="en" fo:country="GB" fo:hyphenate="false" loext:hyphenation-no-caps="false"/>
    </style:style>
    <style:style style:name="P10" style:family="paragraph" style:parent-style-name="Párrafo_20_de_20_lista" style:list-style-name="L1">
      <style:paragraph-properties fo:text-align="justify" style:justify-single-word="false" fo:hyphenation-ladder-count="no-limit"/>
      <style:text-properties fo:language="en" fo:country="GB" fo:hyphenate="false" loext:hyphenation-no-caps="false"/>
    </style:style>
    <style:style style:name="P11" style:family="paragraph" style:parent-style-name="Párrafo_20_de_20_lista">
      <style:paragraph-properties fo:text-align="justify" style:justify-single-word="false" fo:hyphenation-ladder-count="no-limit"/>
      <style:text-properties fo:hyphenate="false" loext:hyphenation-no-caps="false"/>
    </style:style>
    <style:style style:name="P12" style:family="paragraph" style:parent-style-name="Párrafo_20_de_20_lista">
      <style:paragraph-properties fo:margin-left="0cm" fo:margin-right="0cm" fo:text-align="justify" style:justify-single-word="false" fo:hyphenation-ladder-count="no-limit" fo:text-indent="-0.519cm" style:auto-text-indent="false"/>
      <style:text-properties fo:hyphenate="false" loext:hyphenation-no-caps="false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/>
    </style:style>
    <style:style style:name="T3" style:family="text">
      <style:text-properties fo:language="en" fo:country="GB" fo:font-weight="bold" style:font-weight-asian="bold" style:font-weight-complex="bold"/>
    </style:style>
    <style:style style:name="T4" style:family="text">
      <style:text-properties fo:language="en" fo:country="GB" fo:font-weight="bold" officeooo:rsid="001c87ef" style:font-weight-asian="bold" style:font-weight-complex="bold"/>
    </style:style>
    <style:style style:name="T5" style:family="text">
      <style:text-properties fo:language="en" fo:country="GB" fo:font-weight="bold" officeooo:rsid="001f055d" style:font-weight-asian="bold" style:font-weight-complex="bold"/>
    </style:style>
    <style:style style:name="T6" style:family="text">
      <style:text-properties fo:language="en" fo:country="GB" fo:font-weight="bold" officeooo:rsid="001cd0dd" fo:background-color="#ffa6a6" loext:char-shading-value="0" style:font-weight-asian="bold" style:font-weight-complex="bold"/>
    </style:style>
    <style:style style:name="T7" style:family="text">
      <style:text-properties fo:language="en" fo:country="GB" fo:font-weight="bold" officeooo:rsid="001e51a5" fo:background-color="#ffa6a6" loext:char-shading-value="0" style:font-weight-asian="bold" style:font-weight-complex="bold"/>
    </style:style>
    <style:style style:name="T8" style:family="text">
      <style:text-properties fo:language="en" fo:country="GB" officeooo:rsid="001cd0dd" fo:background-color="#ffa6a6" loext:char-shading-value="0"/>
    </style:style>
    <style:style style:name="T9" style:family="text">
      <style:text-properties fo:language="en" fo:country="GB" officeooo:rsid="001cd0dd" fo:background-color="#ffff00" loext:char-shading-value="0"/>
    </style:style>
    <style:style style:name="T10" style:family="text">
      <style:text-properties fo:language="en" fo:country="GB" officeooo:rsid="001f055d" fo:background-color="#ffff00" loext:char-shading-value="0"/>
    </style:style>
    <style:style style:name="T11" style:family="text">
      <style:text-properties fo:language="en" fo:country="GB" officeooo:rsid="00225481" fo:background-color="#ffff00" loext:char-shading-value="0"/>
    </style:style>
    <style:style style:name="T12" style:family="text">
      <style:text-properties fo:language="en" fo:country="GB" officeooo:rsid="001f055d"/>
    </style:style>
    <style:style style:name="T13" style:family="text">
      <style:text-properties fo:language="en" fo:country="US" fo:font-weight="bold" style:font-weight-asian="bold"/>
    </style:style>
    <style:style style:name="T14" style:family="text">
      <style:text-properties fo:font-weight="bold" officeooo:rsid="001f055d" style:font-weight-asian="bold" style:font-weight-complex="bold"/>
    </style:style>
    <style:style style:name="T15" style:family="text">
      <style:text-properties fo:font-weight="bold" officeooo:rsid="002052ce" style:font-weight-asian="bold" style:font-weight-complex="bold"/>
    </style:style>
    <style:style style:name="T16" style:family="text">
      <style:text-properties fo:font-weight="bold" officeooo:rsid="002052f4" style:font-weight-asian="bold" style:font-weight-complex="bold"/>
    </style:style>
    <style:style style:name="T17" style:family="text">
      <style:text-properties fo:font-weight="bold" officeooo:rsid="00224582" style:font-weight-asian="bold" style:font-weight-complex="bold"/>
    </style:style>
    <style:style style:name="T18" style:family="text">
      <style:text-properties fo:font-weight="bold" officeooo:rsid="002052ce" fo:background-color="#ffa6a6" loext:char-shading-value="0" style:font-weight-asian="bold" style:font-weight-complex="bold"/>
    </style:style>
    <style:style style:name="T19" style:family="text">
      <style:text-properties fo:font-weight="bold" officeooo:rsid="002052f4" fo:background-color="#ffa6a6" loext:char-shading-value="0" style:font-weight-asian="bold" style:font-weight-complex="bold"/>
    </style:style>
    <style:style style:name="T20" style:family="text">
      <style:text-properties fo:font-weight="bold" officeooo:rsid="002052f4" fo:background-color="#ffa6a6" loext:char-shading-value="0" style:font-weight-asian="bold" style:font-weight-complex="bold"/>
    </style:style>
    <style:style style:name="T21" style:family="text">
      <style:text-properties fo:font-weight="bold" officeooo:rsid="00224582" fo:background-color="#ffa6a6" loext:char-shading-value="0" style:font-weight-asian="bold" style:font-weight-complex="bold"/>
    </style:style>
    <style:style style:name="T22" style:family="text">
      <style:text-properties fo:font-weight="bold" officeooo:rsid="00224582" fo:background-color="#ffa6a6" loext:char-shading-value="0" style:font-weight-asian="bold" style:font-weight-complex="bold"/>
    </style:style>
    <style:style style:name="T23" style:family="text">
      <style:text-properties style:font-name="Times New Roman" fo:font-size="12pt" fo:language="en" fo:country="GB" fo:font-weight="bold" officeooo:rsid="001c87ef" style:font-name-asian="Times New Roman" style:font-size-asian="12pt" style:language-asian="es" style:country-asian="ES" style:font-weight-asian="bold" style:font-name-complex="Times New Roman" style:font-size-complex="12pt" style:font-weight-complex="bold"/>
    </style:style>
    <style:style style:name="T24" style:family="text">
      <style:text-properties style:font-name="Times New Roman" fo:font-size="12pt" fo:language="en" fo:country="GB" fo:font-weight="bold" officeooo:rsid="001e51a5" style:font-name-asian="Times New Roman" style:font-size-asian="12pt" style:language-asian="es" style:country-asian="ES" style:font-weight-asian="bold" style:font-name-complex="Times New Roman" style:font-size-complex="12pt" style:font-weight-complex="bold"/>
    </style:style>
    <style:style style:name="T25" style:family="text">
      <style:text-properties style:font-name="Times New Roman" fo:font-size="12pt" fo:language="en" fo:country="GB" fo:font-weight="bold" officeooo:rsid="001f055d" style:font-name-asian="Times New Roman" style:font-size-asian="12pt" style:language-asian="es" style:country-asian="ES" style:font-weight-asian="bold" style:font-name-complex="Times New Roman" style:font-size-complex="12pt" style:font-weight-complex="bold"/>
    </style:style>
    <style:style style:name="T26" style:family="text">
      <style:text-properties style:font-name="Times New Roman" fo:font-size="12pt" fo:language="en" fo:country="GB" fo:font-weight="bold" officeooo:rsid="001cb293" fo:background-color="#ffa6a6" loext:char-shading-value="0" style:font-name-asian="Times New Roman" style:font-size-asian="12pt" style:language-asian="es" style:country-asian="ES" style:font-weight-asian="bold" style:font-name-complex="Times New Roman" style:font-size-complex="12pt" style:font-weight-complex="bold"/>
    </style:style>
    <style:style style:name="T27" style:family="text">
      <style:text-properties style:font-name="Times New Roman" fo:font-size="12pt" fo:language="en" fo:country="GB" fo:font-weight="bold" officeooo:rsid="001c87ef" fo:background-color="#ffa6a6" loext:char-shading-value="0" style:font-name-asian="Times New Roman" style:font-size-asian="12pt" style:language-asian="es" style:country-asian="ES" style:font-weight-asian="bold" style:font-name-complex="Times New Roman" style:font-size-complex="12pt" style:font-weight-complex="bold"/>
    </style:style>
    <style:style style:name="T28" style:family="text">
      <style:text-properties style:font-name="Times New Roman" fo:font-size="12pt" fo:language="en" fo:country="GB" fo:font-weight="bold" officeooo:rsid="001cd0dd" fo:background-color="#ffa6a6" loext:char-shading-value="0" style:font-name-asian="Times New Roman" style:font-size-asian="12pt" style:language-asian="es" style:country-asian="ES" style:font-weight-asian="bold" style:font-name-complex="Times New Roman" style:font-size-complex="12pt" style:font-weight-complex="bold"/>
    </style:style>
    <style:style style:name="T29" style:family="text">
      <style:text-properties style:font-name="Times New Roman" fo:font-size="12pt" fo:language="en" fo:country="GB" fo:font-weight="bold" officeooo:rsid="001e51a5" fo:background-color="#ffa6a6" loext:char-shading-value="0" style:font-name-asian="Times New Roman" style:font-size-asian="12pt" style:language-asian="es" style:country-asian="ES" style:font-weight-asian="bold" style:font-name-complex="Times New Roman" style:font-size-complex="12pt" style:font-weight-complex="bold"/>
    </style:style>
    <style:style style:name="T30" style:family="text">
      <style:text-properties style:font-name="Times New Roman" fo:font-size="12pt" fo:language="en" fo:country="GB" fo:font-weight="bold" officeooo:rsid="001f055d" fo:background-color="#ffa6a6" loext:char-shading-value="0" style:font-name-asian="Times New Roman" style:font-size-asian="12pt" style:language-asian="es" style:country-asian="ES" style:font-weight-asian="bold" style:font-name-complex="Times New Roman" style:font-size-complex="12pt" style:font-weight-complex="bold"/>
    </style:style>
    <style:style style:name="T31" style:family="text">
      <style:text-properties officeooo:rsid="00225481" fo:background-color="#ffff00" loext:char-shading-value="0"/>
    </style:style>
    <style:style style:name="T32" style:family="text">
      <style:text-properties officeooo:rsid="001f055d"/>
    </style:style>
    <style:style style:name="T33" style:family="text">
      <style:text-properties officeooo:rsid="002052f4"/>
    </style:style>
    <style:style style:name="T34" style:family="text">
      <style:text-properties officeooo:rsid="00224582"/>
    </style:style>
    <style:style style:name="T35" style:family="text">
      <style:text-properties officeooo:rsid="0022548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mparison </text:p>
      <text:p text:style-name="P2"/>
      <text:p text:style-name="Normal"><text:span text:style-name="Fuente_20_de_20_párrafo_20_predeter."><text:span text:style-name="T2">1. </text:span></text:span><text:span text:style-name="Fuente_20_de_20_párrafo_20_predeter."><text:span text:style-name="T13">Read the paragraph and decide which form of an adjective/adverb best fits each space. </text:span></text:span></text:p>
      <text:p text:style-name="P3">Both desktops and laptops have similar components but they are built in a different way.</text:p>
      <text:p text:style-name="P8"><text:span text:style-name="T1">While desktops have more space to expand the system, they are </text:span><text:span text:style-name="T3"><text:s/></text:span><text:span text:style-name="T26">less</text:span><text:span text:style-name="T4"> manageable</text:span><text:span text:style-name="T1"> (manageable) than laptops. On the other hand, laptops are fully portable: they are </text:span><text:span text:style-name="T23">lighter</text:span><text:span text:style-name="T1"> (light) and</text:span><text:span text:style-name="T3"> </text:span><text:span text:style-name="T4">slimmer</text:span><text:span text:style-name="T3"> </text:span><text:span text:style-name="T1">(slim) and so</text:span><text:span text:style-name="T3"> </text:span><text:span text:style-name="T4">more practical</text:span><text:span text:style-name="T3"> </text:span><text:span text:style-name="T1">(practical) if you travel a lot and need to take your computer with you.</text:span></text:p>
      <text:p text:style-name="P8"><text:span text:style-name="T1">Unlike desktops, the screen, keyboard and mouse of a laptop are integrated. However, most laptop owners prefer to have a separate mouse as well as the touchpad. Similarly, as the keyboard is miniaturised, some people buy an external one for use at home. You can type </text:span><text:span text:style-name="T6">more</text:span><text:span text:style-name="T8"> </text:span><text:span text:style-name="T27">easi</text:span><text:span text:style-name="T28">ly</text:span><text:span text:style-name="T1"> (easy) if you use a full-size keyboard. </text:span><text:span text:style-name="T9">(Type es el verbo y si necesito </text:span><text:span text:style-name="T10">calificar </text:span><text:span text:style-name="T9">se usa el adverbio)</text:span></text:p>
      <text:p text:style-name="P8"><text:span text:style-name="T1">A laptop’s CPU is </text:span><text:span text:style-name="T23">slower</text:span><text:span text:style-name="T1"> (slow) but access to data may be </text:span><text:span text:style-name="T23">quicker</text:span><text:span text:style-name="T1"> (quick), so its performance can be </text:span><text:span text:style-name="T29">as good as</text:span><text:span text:style-name="T23"> </text:span><text:span text:style-name="T1">(good) a desktop’s.</text:span></text:p>
      <text:p text:style-name="P8"><text:span text:style-name="T1">It’s hard to say what </text:span><text:span text:style-name="T23">the best</text:span><text:span text:style-name="T1"> (good) option is. But remember: in the computer world, the </text:span><text:span text:style-name="T24">smaller</text:span><text:span text:style-name="T1"> (small) the device,</text:span><text:span text:style-name="T3"> </text:span><text:span text:style-name="T7">the more</text:span><text:span text:style-name="T3"> </text:span><text:span text:style-name="T1">(much) money it costs.</text:span></text:p>
      <text:p text:style-name="P1"/>
      <text:p text:style-name="P4">2. Rewrite the sentences with the new beginnings. </text:p>
      <text:p text:style-name="P5"/>
      <text:list xml:id="list13796192" text:style-name="L1">
        <text:list-item>
          <text:p text:style-name="P10">Ann works better than John.</text:p>
        </text:list-item>
      </text:list>
      <text:p text:style-name="P11"><text:span text:style-name="T1">John does not </text:span><text:span text:style-name="T5">work</text:span><text:span text:style-name="T12"> </text:span><text:span text:style-name="T4">as </text:span><text:span text:style-name="T30">well</text:span><text:span text:style-name="T4"> as Ann</text:span></text:p>
      <text:list xml:id="list85248062263884" text:continue-numbering="true" text:style-name="L1">
        <text:list-item>
          <text:p text:style-name="P10">The problem is simpler than it seems.</text:p>
        </text:list-item>
      </text:list>
      <text:p text:style-name="P11"><text:span text:style-name="T1">The problem isn't </text:span><text:span text:style-name="T23">as difficult as it seems</text:span></text:p>
      <text:list xml:id="list85247955347986" text:continue-numbering="true" text:style-name="L1">
        <text:list-item>
          <text:p text:style-name="P10">The number of unemployed is increasing.</text:p>
        </text:list-item>
      </text:list>
      <text:p text:style-name="P9">There are <text:span text:style-name="T14">more and more unemployed people.</text:span></text:p>
      <text:p text:style-name="P6">4. The ozone hole is growing.</text:p>
      <text:p text:style-name="P12"><text:span text:style-name="T1"><text:tab/>The ozone hole </text:span><text:span text:style-name="T25">is getting bigger </text:span><text:span text:style-name="T30">and bigger</text:span><text:span text:style-name="T25">.</text:span></text:p>
      <text:p text:style-name="P6">5. The speed of PCs is increasing.</text:p>
      <text:p text:style-name="P6"><text:s/><text:tab/>PCs are <text:span text:style-name="T32"><text:s/></text:span><text:span text:style-name="T14">getting/ becoming</text:span><text:span text:style-name="T32"> </text:span><text:span text:style-name="T14">faster and faster</text:span></text:p>
      <text:p text:style-name="P6">6. The size of integrated circuits is decreasing.</text:p>
      <text:p text:style-name="P6"><text:tab/>Integrated circuits <text:s/><text:span text:style-name="T14">are getting/</text:span><text:span text:style-name="T15">becoming</text:span><text:span text:style-name="T14"> smaller </text:span><text:span text:style-name="T18">and smalle</text:span><text:span text:style-name="T15">r</text:span><text:span text:style-name="T14">.</text:span></text:p>
      <text:p text:style-name="P6">7. If you eat a lot of chocolate you get fat.</text:p>
      <text:p text:style-name="P6"><text:tab/>The more chocolate <text:span text:style-name="T15">you eat, </text:span><text:span text:style-name="T18">the</text:span><text:span text:style-name="T15"> fatter you get</text:span></text:p>
      <text:p text:style-name="P6">8. He is too poor to buy a car.</text:p>
      <text:p text:style-name="P6"><text:tab/>He hasn't <text:span text:style-name="T20">enough money to buy a car.</text:span></text:p>
      <text:p text:style-name="P6">9. The number of students per group is excessive.</text:p>
      <text:p text:style-name="P6"><text:tab/>There are <text:s/><text:span text:style-name="T22">to</text:span><text:span text:style-name="T20">o</text:span><text:span text:style-name="T16"> many students per group</text:span></text:p>
      <text:p text:style-name="P6">10. It was such a hot day that we stayed in the hotel.</text:p>
      <text:p text:style-name="P6"><text:tab/>The day was <text:span text:style-name="T22">so hot that we decided to stay in the hotel.</text:span></text:p>
      <text:p text:style-name="P12"><text:span text:style-name="T1"><text:tab/><text:tab/></text:span><text:span text:style-name="T11">Such va delante de sustantivos (such a hot day). “So” es para adverbios y </text:span><text:span text:style-name="T1"><text:tab/></text:span><text:span text:style-name="T11">adjetivos (so hot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Juan</meta:initial-creator>
    <meta:creation-date>2020-10-29T07:25:00Z</meta:creation-date>
    <dc:date>2020-10-29T08:52:47.478000000</dc:date>
    <meta:editing-cycles>11</meta:editing-cycles>
    <meta:editing-duration>PT26M38S</meta:editing-duration>
    <meta:document-statistic meta:table-count="0" meta:image-count="0" meta:object-count="0" meta:page-count="1" meta:paragraph-count="29" meta:word-count="390" meta:character-count="2135" meta:non-whitespace-character-count="1759"/>
    <meta:template xlink:type="simple" xlink:actuate="onRequest" xlink:title="" xlink:href="Normal.dotm"/>
  </office:meta>
</office:document-meta>
</file>